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4">TOPIC:</text:p>
      <text:p text:style-name="P4"/>
      <text:p text:style-name="P5">Robust position control of the arm using velocity interface.</text:p>
      <text:p text:style-name="P5"/>
      <text:p text:style-name="P5"/>
      <text:p text:style-name="P4"/>
      <text:p text:style-name="P4">MENTOR:</text:p>
      <text:p text:style-name="P4"/>
      <text:p text:style-name="P5">Shehzad Ahmed</text:p>
      <text:p text:style-name="P5"/>
      <text:p text:style-name="P5"/>
      <text:p text:style-name="P4">MEMBERS:</text:p>
      <text:p text:style-name="P4"/>
      <text:p text:style-name="P5">Padmaja Kulkarni</text:p>
      <text:p text:style-name="P5">Ahmad Drak</text:p>
      <text:p text:style-name="P5"/>
      <text:p text:style-name="P5"/>
      <text:p text:style-name="Standard"/>
      <text:p text:style-name="P4"/>
      <text:p text:style-name="P4"/>
      <text:p text:style-name="P4">DESCRIPTION:</text:p>
      <text:p text:style-name="P4"/>
      <text:list xml:id="list1954896116" text:style-name="L1">
        <text:list-item>
          <text:p text:style-name="P7">Focus of the project is to have robust position control of the robot arm.</text:p>
        </text:list-item>
        <text:list-item>
          <text:p text:style-name="P7">In order to control position robustly, velocity control and position feedback will be used.</text:p>
        </text:list-item>
        <text:list-item>
          <text:p text:style-name="P7">The required functionalities will be implemented, keeping in view the theme of the Hackathon so that software can be scalable and integrable.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-BRS</text:p>
        <text:p text:style-name="MP2">(Masters In Autonomous Systems)</text:p>
        <text:p text:style-name="MP3"/>
        <text:p text:style-name="MP3"/>
        <text:p text:style-name="MP2">Foundation Course(Hackathon Topic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dmaja </meta:initial-creator>
    <meta:creation-date>2014-09-22T14:25:59</meta:creation-date>
    <dc:date>2014-09-23T10:05:22</dc:date>
    <dc:creator>padmaja </dc:creator>
    <meta:editing-duration>PT3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4" meta:word-count="80" meta:character-count="513" meta:non-whitespace-character-count="450"/>
  </office:meta>
</office:document-meta>
</file>